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, 'Times New Roman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1pt" style:font-size-asian="11pt" style:font-size-complex="11pt"/>
    </style:style>
    <style:style style:name="P2" style:family="paragraph" style:parent-style-name="Preformatted_20_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 style:master-page-name="Standard">
      <style:paragraph-properties style:page-number="auto" fo:break-before="page"/>
      <style:text-properties style:font-name="Arial" fo:font-size="11pt" style:font-size-asian="11pt" style:font-size-complex="11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laremos con: objectdb <text:s/>oracle mongo</text:p>
      <text:p text:style-name="P1"/>
      <text:p text:style-name="P1">o proxecto chamarase o<text:span text:style-name="T3">brigatoriamente <text:s/></text:span><text:span text:style-name="T1">Pvehiculos3"</text:span></text:p>
      <text:p text:style-name="P1"/>
      <text:p text:style-name="P1"/>
      <text:p text:style-name="P1"/>
      <text:p text:style-name="P1">1) dispomos dunha clase java chamada Vendas.java </text:p>
      <text:p text:style-name="P1"/>
      <text:p text:style-name="P1"/>
      <text:p text:style-name="P1"/>
      <text:p text:style-name="P1">2)dispomos dunha base objectdb chamada vehicli.odb que conten os seguintes obxectos da clase Vendas.java</text:p>
      <text:p text:style-name="P1"/>
      <text:p text:style-name="P1"/>
      <text:p text:style-name="P1"/>
      <text:p text:style-name="P1">os contidos <text:s/>dos <text:s/>obexctos de tipo Vendas de base basevendas .odb e o seguinte: <text:s text:c="2"/></text:p>
      <text:p text:style-name="P1"/>
      <text:p text:style-name="P1">id , <text:tab/>dni , <text:tab/><text:tab/>codvh,<text:tab/><text:tab/>tasas,</text:p>
      <text:p text:style-name="P1"/>
      <text:p text:style-name="P1">1 <text:tab/>"364d"<text:tab/><text:tab/>"v1"<text:tab/><text:tab/>200.0</text:p>
      <text:p text:style-name="P1">2 <text:tab/>"361a"<text:tab/><text:tab/>"v5"<text:tab/><text:tab/>100.0</text:p>
      <text:p text:style-name="P1">3 <text:tab/>"363c"<text:tab/><text:tab/>"v7"<text:tab/><text:tab/>300.0</text:p>
      <text:p text:style-name="P1">4 <text:tab/>"366f"<text:tab/><text:tab/>"v9"<text:tab/><text:tab/>400.0</text:p>
      <text:p text:style-name="P1"/>
      <text:p text:style-name="P1"/>
      <text:p text:style-name="P1">2) dispomos <text:s/>dunha base de datos oracle chamada -<text:span text:style-name="T2">basevehiculos </text:span>- <text:s/>que debemos crear lanzando o script <text:s/>-creavehiculos- </text:p>
      <text:p text:style-name="P1">o contido de dita base son duas taboas cuxa estructura e contido son os seguintes :</text:p>
      <text:p text:style-name="P1"/>
      <text:p text:style-name="P1"/>
      <text:p text:style-name="P1">drop table vehiculos;</text:p>
      <text:p text:style-name="P1">drop type datosv ;</text:p>
      <text:p text:style-name="P1">create type datosv as object (</text:p>
      <text:p text:style-name="P1">prezoorixe number,</text:p>
      <text:p text:style-name="P1">anomatricula number</text:p>
      <text:p text:style-name="P1">);</text:p>
      <text:p text:style-name="P1">/</text:p>
      <text:p text:style-name="P1">create table vehiculos(</text:p>
      <text:p text:style-name="P1">idv varchar2(2) ,</text:p>
      <text:p text:style-name="P1">nomv varchar2(15),</text:p>
      <text:p text:style-name="P1">datos datosv</text:p>
      <text:p text:style-name="P1">)</text:p>
      <text:p text:style-name="P1"/>
      <text:p text:style-name="P1"/>
      <text:p text:style-name="P1">insert into vehiculos values('v1', 'hyundai', datosv( 12000, <text:s/>2013));</text:p>
      <text:p text:style-name="P1">insert into vehiculos values('v10', 'audi', <text:s/>datosv(21000, <text:s/>2011));</text:p>
      <text:p text:style-name="P1">insert into vehiculos values('v2', 'honda', <text:s/>datosv(21000, <text:s/>2015));</text:p>
      <text:p text:style-name="P1">insert into vehiculos values('v3', 'seat', datosv( 10000, <text:s/>2019));</text:p>
      <text:p text:style-name="P1">insert into vehiculos values('v4', 'renault', datosv( 19000, <text:s/>2000));</text:p>
      <text:p text:style-name="P1">insert into vehiculos values('v5', 'citroen', datosv( 20000, <text:s/>2009));</text:p>
      <text:p text:style-name="P1">insert into vehiculos values('v6', 'volvo', <text:s/>datosv(9000, <text:s/>2004));</text:p>
      <text:p text:style-name="P1">insert into vehiculos values('v7', 'mercedes', <text:s/>datosv(11000, <text:s/>2007));</text:p>
      <text:p text:style-name="P1">insert into vehiculos values('v8', 'jaguar', datosv( 13000, <text:s/>2010));</text:p>
      <text:p text:style-name="P1">insert into vehiculos values('v9', 'mazda', <text:s/>datosv(9000, <text:s/>2015)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rop table clientes;</text:p>
      <text:p text:style-name="P1">drop type clientv ;</text:p>
      <text:p text:style-name="P1">create type clientv as object (</text:p>
      <text:p text:style-name="P1">nomec varchar2(15),</text:p>
      <text:p text:style-name="P1">ncompras number</text:p>
      <text:p text:style-name="P1">);</text:p>
      <text:p text:style-name="P1">/</text:p>
      <text:p text:style-name="P1">create table clientes(</text:p>
      <text:p text:style-name="P1">idcli varchar2(5) ,</text:p>
      <text:p text:style-name="P1">cliente clientv</text:p>
      <text:p text:style-name="P1">);</text:p>
      <text:p text:style-name="P1">/</text:p>
      <text:p text:style-name="P1"/>
      <text:p text:style-name="P1">insert into clientes values ('3610d', clientv('zoila', <text:s/>0));</text:p>
      <text:p text:style-name="P1">insert into clientes values ('361a', clientv('luis', <text:s/>0));</text:p>
      <text:p text:style-name="P1">insert into clientes values ('362b', clientv('pedro', <text:s/>1));</text:p>
      <text:p text:style-name="P1">insert into clientes values ('363c', clientv('paula', <text:s/>2));</text:p>
      <text:p text:style-name="P1">insert into clientes values ('364d', clientv('eva', <text:s/>1));</text:p>
      <text:p text:style-name="P1">insert into clientes values ('365e', clientv('jairo', <text:s/>0));</text:p>
      <text:p text:style-name="P1">insert into clientes values ('366f', clientv('xiu', <text:s/>3));</text:p>
      <text:p text:style-name="P1">insert into clientes values ('367g', clientv('jhon', <text:s/>1));</text:p>
      <text:p text:style-name="P1">insert into clientes values ('368h', clientv('ainara', <text:s/>0));</text:p>
      <text:p text:style-name="P1">insert into clientes values ('369k', clientv('uxia', <text:s/>1));</text:p>
      <text:p text:style-name="P1"/>
      <text:p text:style-name="P3"><text:s text:c="2"/></text:p>
      <text:p text:style-name="P1"/>
      <text:p text:style-name="P1"/>
      <text:p text:style-name="P1"/>
      <text:p text:style-name="P1">PROXECTO : O obxectivo final do proxecto <text:span text:style-name="T2">Pvehiculos3</text:span> é que <text:s text:c="2"/>por cada venda existente na base objectdb <text:s text:c="2"/>-base<text:span text:style-name="T2">vendas</text:span>- <text:s/>debese gardar na <text:s/>base de datos mongo <text:span text:style-name="T2">test</text:span> <text:s/>, dentro unha colecion chamada <text:s/><text:span text:style-name="T2">finalveh </text:span><text:span text:style-name="T4">documentos que coneñan </text:span></text:p>
      <text:p text:style-name="P2"/>
      <text:p text:style-name="P1">o id da venda,</text:p>
      <text:p text:style-name="P1">o dni do cliente ,</text:p>
      <text:p text:style-name="P1">o nome do cliente</text:p>
      <text:p text:style-name="P1">o nome do vehiculo </text:p>
      <text:p text:style-name="P1">o prezo final do vehiculo que se calcula segun esta formula : </text:p>
      <text:p text:style-name="P1"><text:tab/>pf =prezoorixe-((2019-anomatricula)*500)-desconto +tasas ;</text:p>
      <text:p text:style-name="P1">tendo en conta que o valor do -desconto- debera ser 500 se o cliente xa fixo algunha compara anteriormente , e 0 se non fixo ningunha</text:p>
      <text:p text:style-name="P1"/>
      <text:p text:style-name="P1"/>
      <text:p text:style-name="P1"/>
      <text:p text:style-name="P1">polo tanto o contido <text:s/>final da base <text:s/><text:span text:style-name="T2">test </text:span><text:span text:style-name="T4">colecion</text:span><text:span text:style-name="T2"> finalveh </text:span><text:s/>deberian ser o seguinte </text:p>
      <text:p text:style-name="P1"/>
      <text:p text:style-name="P1"/>
      <text:p text:style-name="P1"/>
      <text:p text:style-name="P1">1 364d <text:s text:c="6"/>eva<text:tab/>hyundai,<text:tab/>8700</text:p>
      <text:p text:style-name="P1">2 361a <text:s text:c="6"/>luis<text:tab/>citroen<text:tab/><text:tab/>15100</text:p>
      <text:p text:style-name="P1">3 <text:s/>363c <text:s text:c="5"/>paula<text:tab/>mercedes<text:tab/>4800</text:p>
      <text:p text:style-name="P1">4 366f <text:s text:c="6"/>xiu<text:tab/><text:tab/>mazda<text:tab/><text:tab/>6900</text:p>
      <text:p text:style-name="P1"/>
      <text:p text:style-name="P1"/>
      <text:p text:style-name="P1"/>
      <text:p text:style-name="P1">NOTA: <text:s text:c="8"/>para preparar o sistema :</text:p>
      <text:p text:style-name="P1">debes iniciar o servidor oracle </text:p>
      <text:p text:style-name="P1">debese conectarte a oracle como <text:s/>usuario hr contrasinal hr <text:s/></text:p>
      <text:p text:style-name="P1">debese iniciar o listener (lsnrctl start)</text:p>
      <text:p text:style-name="P1">debe ter lanzado o servidor mongo (mongod) e o cliente se che fai falla </text:p>
      <text:p text:style-name="P1">debes ter instalado objectdb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, 'Times New Roman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gl" fo:country="ES" style:font-name-asian="Andale Sans UI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Thorndale1" fo:font-size="12pt" fo:language="es" fo:country="ES" style:font-name-asian="HG Mincho Light J" style:font-size-asian="12pt" style:language-asian="es" style:country-asian="ES" style:font-name-complex="Arial Unicode M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loext:contextual-spacing="false" fo:margin-top="0cm" fo:margin-bottom="0cm" style:line-height-at-least="0.176cm"/>
      <style:text-properties fo:font-size="12pt" style:font-size-asian="12pt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21cm" fo:orphans="2" fo:widows="2" fo:hyphenation-ladder-count="no-limit"/>
      <style:text-properties fo:color="#000000" style:font-name="Times" fo:font-size="10pt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.492cm" fo:margin-left="2.499cm" fo:margin-right="1.199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2-11-26T20:05:57</meta:creation-date>
    <dc:language>es-ES</dc:language>
    <meta:editing-cycles>92</meta:editing-cycles>
    <meta:editing-duration>PT21H40M39S</meta:editing-duration>
    <dc:date>2020-03-10T12:40:00</dc:date>
    <meta:print-date>2020-02-18T10:51:11</meta:print-date>
    <meta:document-statistic meta:table-count="0" meta:image-count="0" meta:object-count="0" meta:page-count="2" meta:paragraph-count="77" meta:word-count="476" meta:character-count="3285"/>
    <meta:user-defined meta:name="Info 1"/>
    <meta:user-defined meta:name="Info 2"/>
    <meta:user-defined meta:name="Info 3"/>
    <meta:user-defined meta:name="Info 4"/>
  </office:meta>
</office:document-meta>
</file>